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street","http://www.bcimc.gov.bc.ca","Account</text:p>
          </table:table-cell>
          <table:table-cell office:value-type="string">
            <text:p>Fax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string">
            <text:p>(674)</text:p>
          </table:table-cell>
          <table:table-cell office:value-type="string">
            <text:p>927-7274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  <table:table-cell table:number-columns-repeated="6"/>
        </table:table-row>
        <table:table-row table:style-name="ro1">
          <table:table-cell office:value-type="string">
            <text:p>Fax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string">
            <text:p>(463)</text:p>
          </table:table-cell>
          <table:table-cell office:value-type="string">
            <text:p>377-7679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  <table:table-cell table:number-columns-repeated="7"/>
        </table:table-row>
        <table:table-row table:style-name="ro1">
          <table:table-cell office:value-type="string">
            <text:p>NSW","Australia","","781-4047</text:p>
          </table:table-cell>
          <table:table-cell office:value-type="string">
            <text:p>In</text:p>
          </table:table-cell>
          <table:table-cell office:value-type="string">
            <text:p>Rd.","http://www.fidelity.com","Account</text:p>
          </table:table-cell>
          <table:table-cell office:value-type="string">
            <text:p>Phone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float" office:value="234">
            <text:p>234</text:p>
          </table:table-cell>
          <table:table-cell office:value-type="string">
            <text:p>343-333333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  <table:table-cell table:number-columns-repeated="4"/>
        </table:table-row>
        <table:table-row table:style-name="ro1">
          <table:table-cell office:value-type="string">
            <text:p>33","(772)</text:p>
          </table:table-cell>
          <table:table-cell office:value-type="string">
            <text:p>567-7292","Montreal","Canada","Quebec","4168</text:p>
          </table:table-cell>
          <table:table-cell office:value-type="string">
            <text:p>In</text:p>
          </table:table-cell>
          <table:table-cell office:value-type="string">
            <text:p>Rd.","www.lacaisse.com","Account</text:p>
          </table:table-cell>
          <table:table-cell office:value-type="string">
            <text:p>Phone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float" office:value="99">
            <text:p>99</text:p>
          </table:table-cell>
          <table:table-cell table:number-columns-repeated="2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</table:table-row>
        <table:table-row table:style-name="ro1">
          <table:table-cell office:value-type="string">
            <text:p>Fax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string">
            <text:p>(463)</text:p>
          </table:table-cell>
          <table:table-cell office:value-type="string">
            <text:p>737-7379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  <table:table-cell table:number-columns-repeated="7"/>
        </table:table-row>
        <table:table-row table:style-name="ro1">
          <table:table-cell office:value-type="string">
            <text:p>881,Vi","www.phn.com","Account</text:p>
          </table:table-cell>
          <table:table-cell office:value-type="string">
            <text:p>Fax:</text:p>
          </table:table-cell>
          <table:table-cell office:value-type="string">
            <text:p>data</text:p>
          </table:table-cell>
          <table:table-cell office:value-type="string">
            <text:p>value</text:p>
          </table:table-cell>
          <table:table-cell office:value-type="string">
            <text:p>too</text:p>
          </table:table-cell>
          <table:table-cell office:value-type="string">
            <text:p>large:</text:p>
          </table:table-cell>
          <table:table-cell office:value-type="string">
            <text:p>(756)</text:p>
          </table:table-cell>
          <table:table-cell office:value-type="string">
            <text:p>627-7763</text:p>
          </table:table-cell>
          <table:table-cell office:value-type="string">
            <text:p>(max</text:p>
          </table:table-cell>
          <table:table-cell office:value-type="string">
            <text:p>length=40)"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Ss# 421-96-3094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5/07/2013</text:date>, <text:time>18:4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M56S</meta:editing-duration>
    <meta:editing-cycles>5</meta:editing-cycles>
    <meta:generator>OpenOffice.org/3.3$Win32 OpenOffice.org_project/330m20$Build-9567</meta:generator>
    <dc:date>2013-05-07T18:49:13.57</dc:date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